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4" style:family="paragraph" style:parent-style-name="Title" style:master-page-name="Standard">
      <style:paragraph-properties fo:text-align="center" style:justify-single-word="false"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dinta Bridge 19/06</text:p>
      <text:p text:style-name="Standard"/>
      <text:list xml:id="list2920844381372759483" text:style-name="WWNum1">
        <text:list-item>
          <text:p text:style-name="P2">Sustinerea in minora: simpla (ex. 1 caro – 2 carale) e minim invitational, salt (1 caro – 3 carale) inseamna slab; orice licitatie de la deschident inseamna tinere in culoarea aia (orice zona de punctaj).</text:p>
        </text:list-item>
      </text:list>
      <text:p text:style-name="List_20_Paragraph">De retinut: Ziceti majora in 4 prima. Singura exceptie ar fi o mana de slem pe minore.<text:bookmark text:name="_GoBack"/></text:p>
      <text:p text:style-name="Standard"/>
      <text:list xml:id="list42412615" text:continue-numbering="true" text:style-name="WWNum1">
        <text:list-item>
          <text:p text:style-name="P2">Orice salt intr-o culoare superioara deschidentului este baraj (ex. 1 caro – 2 cupe); in schimb orice salt intr-o culoare inferioara deschidentului este cu fit (ex. 1 caro - 3 trefle).</text:p>
        </text:list-item>
      </text:list>
      <text:p text:style-name="List_20_Paragraph"/>
      <text:p text:style-name="List_20_Paragraph"/>
      <text:list xml:id="list42417562" text:continue-numbering="true" text:style-name="WWNum1">
        <text:list-item>
          <text:p text:style-name="P2">Pe secventa 1m – 1M – 2M. Orice culoare zici dup-aia pe gura inseamna cerere de ajutor in culoarea respectiva (minim 3 carti macar pe culoarea de eseu). 2NT inseamna nu am culoare de eseu, dar vreu sa joc mansa (mana echilibrata cu 10 – 12 pct).</text:p>
        </text:list-item>
      </text:list>
      <text:p text:style-name="List_20_Paragraph"/>
      <text:p text:style-name="List_20_Paragraph"/>
      <text:list xml:id="list42392873" text:continue-numbering="true" text:style-name="WWNum1">
        <text:list-item>
          <text:p text:style-name="P2">Check-back dublu: Jucam pe orice secventa de 1X – 1Y – 1Z, chiar si pe 1 trefla – 1 caro – 1FA. </text:p>
        </text:list-item>
      </text:list>
      <text:p text:style-name="List_20_Paragraph">Pe 2 trefle e OBLIGATORIU sa zici 2D (exceptie cu 4117 sau ceva de genul)</text:p>
      <text:p text:style-name="List_20_Paragraph">mai in detaliu e la una din discutiile cu flota</text:p>
      <text:p text:style-name="Standard"/>
      <text:list xml:id="list42400341" text:continue-numbering="true" text:style-name="WWNum1">
        <text:list-item>
          <text:p text:style-name="P2">Secventa: 1 caro – 1 pica – 2 FA – 3 trefle. Este check back secventa. </text:p>
        </text:list-item>
      </text:list>
      <text:p text:style-name="P1"><text:tab/>Mai exact, ce jucati pe 1X-1Y-2N</text:p>
      <text:p text:style-name="List_20_Paragraph">Varianta Akos: 3d fit si 4 pe celelt major, 3M fit fara 4celalt major, 3cM 4 celelt major, 3nt nici fit nici celalat major </text:p>
      <text:p text:style-name="List_20_Paragraph">Varianta Dan: 3 trefle check back; restul e transfer, cu exceptia repetarii majorei.</text:p>
      <text:p text:style-name="List_20_Paragraph"/>
      <text:p text:style-name="List_20_Paragraph"/>
      <text:list xml:id="list42423797" text:continue-numbering="true" text:style-name="WWNum1">
        <text:list-item>
          <text:p text:style-name="P2">Toti jucam 2FA moderator. Adica e singura licitatie pe inversata (care e de la 17 pct frumoase) care repondentul o poate zice pt a se opri din mansa e 2FA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List_20_Paragraph">Cu ce ziceti 3C pe 2NT moderator? Orice, dubleton, etc.</text:p>
      <text:p text:style-name="List_20_Paragraph"/>
      <text:list xml:id="list42399135" text:continue-numbering="true" text:style-name="WWNum1">
        <text:list-item>
          <text:p text:style-name="P2">A 3-a forcing: natural si minim invitational (min 10 pct)</text:p>
        </text:list-item>
      </text:list>
      <text:p text:style-name="Standard"><text:soft-page-break/></text:p>
      <text:list xml:id="list42392372" text:continue-numbering="true" text:style-name="WWNum1">
        <text:list-item>
          <text:p text:style-name="P2">1 m – 1 FA – 2 FA: are scurtime in cealalta minora.</text:p>
        </text:list-item>
      </text:list>
      <text:p text:style-name="List_20_Paragraph">1m – 1FA – 2M: scurtime in cealalta majora si 15-17 PO</text:p>
      <text:p text:style-name="List_20_Paragraph"/>
      <text:p text:style-name="List_20_Paragraph"/>
      <text:list xml:id="list42403881" text:continue-numbering="true" text:style-name="WWNum1">
        <text:list-item>
          <text:p text:style-name="P2">Propunere ca toti sa joace 2/1. (adica tricul 2 GF si 1NT e forcing)</text:p>
          <text:p text:style-name="P2">mai e varianta in care reanuntul culorii nu e GF ci arata o culoare buna in 6</text:p>
          <text:p text:style-name="P2">ex: 1s-2d-2h-2n/3c e GF dar 1s-2d-2h-3d nu e GF</text:p>
        </text:list-item>
      </text:list>
      <text:p text:style-name="List_20_Paragraph"/>
      <text:p text:style-name="List_20_Paragraph"/>
      <text:list xml:id="list42411485" text:continue-numbering="true" text:style-name="WWNum1">
        <text:list-item>
          <text:p text:style-name="P2">Propunere de a juca Drury. Trebuie sa ne decidem dacaa jucam si cum</text:p>
        </text:list-item>
        <text:list-item>
          <text:p text:style-name="P2">cum diferentiezi 5-5, 4-5 si 5-4 (toate invitante) pe deschiderea de 1m a P (sau chiar 1H cu cu 5S si 5m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GB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Times New Roman" style:font-size-asian="11pt" style:language-asian="en" style:country-asian="GB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fred</meta:initial-creator>
    <dc:creator>r r</dc:creator>
    <meta:editing-cycles>2</meta:editing-cycles>
    <meta:creation-date>2017-06-19T17:43:00</meta:creation-date>
    <dc:date>2017-06-19T22:22:04.80</dc:date>
    <meta:editing-duration>PT6M7S</meta:editing-duration>
    <meta:generator>OpenOffice/4.1.3$Win32 OpenOffice.org_project/413m1$Build-9783</meta:generator>
    <meta:document-statistic meta:table-count="0" meta:image-count="0" meta:object-count="0" meta:page-count="2" meta:paragraph-count="22" meta:word-count="400" meta:character-count="20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